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4.3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26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end="Arrowheads_20_7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2.516cm"/>
      <style:paragraph-properties style:writing-mode="lr-tb"/>
    </style:style>
    <style:style style:name="gr9" style:family="graphic" style:parent-style-name="objectwithoutfill">
      <style:graphic-properties svg:stroke-linecap="round" draw:fill="none" draw:textarea-vertical-align="middle"/>
    </style:style>
    <style:style style:name="gr10" style:family="graphic" style:parent-style-name="objectwithoutfill">
      <style:graphic-properties draw:marker-end="Arrowheads_20_15" draw:marker-end-width="0.3cm" draw:fill="none" draw:textarea-vertical-align="middle"/>
    </style:style>
    <style:style style:name="gr11" style:family="graphic" style:parent-style-name="standard">
      <style:graphic-properties svg:stroke-color="#ffffff" draw:fill="none" draw:fill-color="#ffffff" draw:opacity="0%" draw:textarea-horizontal-align="justify" draw:textarea-vertical-align="middle" draw:auto-grow-height="false" fo:min-height="1.323cm" fo:min-width="3.54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77cm" fo:min-width="4.263cm"/>
      <style:paragraph-properties style:writing-mode="lr-tb"/>
    </style:style>
    <style:style style:name="gr13" style:family="graphic" style:parent-style-name="objectwithoutfill">
      <style:graphic-properties draw:marker-end="Arrowheads_20_16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Liberation Sans1"/>
    </style:style>
    <style:style style:name="P2" style:family="paragraph">
      <style:paragraph-properties fo:text-align="center" style:writing-mode="lr-tb"/>
      <style:text-properties fo:color="#ffffff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 draw:opacity="0%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color="#ffffff" loext:opacity="100%" style:font-name="Liberation Sans1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98cm" svg:height="1.905cm" svg:x="3.222cm" svg:y="0.68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762cm" svg:height="1.905cm" svg:x="3.54cm" svg:y="5.127cm">
          <text:p text:style-name="P2"><text:span text:style-name="T2">Fall o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62cm" svg:height="1.905cm" svg:x="3.54cm" svg:y="7.667cm">
          <text:p text:style-name="P2"><text:span text:style-name="T2">Brace fall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762cm" svg:y1="4.492cm" svg:x2="5.762cm" svg:y2="5.445cm">
          <text:p/>
        </draw:line>
        <draw:line draw:style-name="gr4" draw:text-style-name="P3" draw:layer="layout" svg:x1="5.762cm" svg:y1="6.715cm" svg:x2="5.762cm" svg:y2="7.667cm">
          <text:p/>
        </draw:line>
        <draw:custom-shape draw:style-name="gr2" draw:text-style-name="P2" draw:layer="layout" svg:width="4.762cm" svg:height="1.905cm" svg:x="3.54cm" svg:y="10.525cm">
          <text:p text:style-name="P2"><text:span text:style-name="T2">Extend legs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762cm" svg:y1="9.572cm" svg:x2="5.762cm" svg:y2="10.525cm">
          <text:p/>
        </draw:line>
        <draw:custom-shape draw:style-name="gr2" draw:text-style-name="P2" draw:layer="layout" svg:width="4.762cm" svg:height="1.905cm" svg:x="3.54cm" svg:y="13.382cm">
          <text:p text:style-name="P2"><text:span text:style-name="T2">Bend arms to 45 degree angl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762cm" svg:y1="12.43cm" svg:x2="5.762cm" svg:y2="13.383cm">
          <text:p/>
        </draw:line>
        <draw:line draw:style-name="gr5" draw:text-style-name="P3" draw:layer="layout" svg:x1="5.762cm" svg:y1="9.572cm" svg:x2="5.762cm" svg:y2="10.525cm">
          <text:p/>
        </draw:line>
        <draw:custom-shape draw:style-name="gr2" draw:text-style-name="P2" draw:layer="layout" svg:width="4.762cm" svg:height="1.905cm" svg:x="3.54cm" svg:y="15.922cm">
          <text:p text:style-name="P2"><text:span text:style-name="T2">Extend arms to be straight 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762cm" svg:y1="15.287cm" svg:x2="5.762cm" svg:y2="15.922cm">
          <text:p/>
        </draw:line>
        <draw:line draw:style-name="gr7" draw:text-style-name="P3" draw:layer="layout" svg:x1="5.762cm" svg:y1="17.827cm" svg:x2="5.762cm" svg:y2="18.78cm">
          <text:p/>
        </draw:line>
        <draw:custom-shape draw:style-name="gr8" draw:text-style-name="P2" draw:layer="layout" svg:width="6.032cm" svg:height="3.175cm" svg:x="2.905cm" svg:y="18.78cm">
          <text:p text:style-name="P2"><text:span text:style-name="T2">Do another pushu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398cm" svg:height="1.905cm" svg:x="3.222cm" svg:y="23.86cm">
          <text:p text:style-name="P1"><text:span text:style-name="T1">En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9" draw:text-style-name="P3" draw:layer="layout" svg:width="3.844cm" svg:height="4.952cm" draw:transform="skewX (-9.77942794337799E-017) rotate (0.643502895210309) translate (5.9651960523926cm 16.4046094833805cm)" svg:viewBox="0 0 3845 4953" svg:d="M0 4953c6350 0 2921-4953 2921-4953">
          <text:p/>
        </draw:path>
        <draw:line draw:style-name="gr7" draw:text-style-name="P3" draw:layer="layout" svg:x1="8.302cm" svg:y1="14.652cm" svg:x2="7.984cm" svg:y2="14.652cm">
          <text:p/>
        </draw:line>
        <draw:line draw:style-name="gr10" draw:text-style-name="P3" draw:layer="layout" svg:x1="5.762cm" svg:y1="21.955cm" svg:x2="5.762cm" svg:y2="23.86cm">
          <text:p/>
        </draw:line>
        <draw:custom-shape draw:style-name="gr11" draw:text-style-name="P5" draw:layer="layout" svg:width="5.715cm" svg:height="2.223cm" svg:x="9.255cm" svg:y="16.557cm">
          <text:p text:style-name="P4">Y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5.715cm" svg:height="2.223cm" svg:x="5.127cm" svg:y="21.637cm">
          <text:p text:style-name="P4">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4.762cm" svg:height="1.905cm" svg:x="3.54cm" svg:y="2.905cm">
          <text:p text:style-name="P6"><text:span text:style-name="T2">Clear work area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13" draw:text-style-name="P3" draw:layer="layout" svg:x1="5.762cm" svg:y1="2.587cm" svg:x2="5.762cm" svg:y2="3.22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1T16:57:53.850248928</meta:creation-date>
    <dc:date>2022-02-16T22:07:42.118995307</dc:date>
    <meta:editing-duration>PT14M15S</meta:editing-duration>
    <meta:editing-cycles>5</meta:editing-cycles>
    <meta:generator>LibreOffice/7.3.0.3$Linux_X86_64 LibreOffice_project/30$Build-3</meta:generator>
    <meta:document-statistic meta:object-count="22"/>
  </office:meta>
</office:document-meta>
</file>